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09bb34"/>
    </style:style>
    <style:style style:name="P4" style:family="paragraph" style:parent-style-name="Standard">
      <style:text-properties officeooo:rsid="0009bb34" officeooo:paragraph-rsid="0009bb34"/>
    </style:style>
    <style:style style:name="P5" style:family="paragraph" style:parent-style-name="Standard">
      <style:text-properties fo:font-style="italic" officeooo:rsid="0009bb34" officeooo:paragraph-rsid="0009bb34" style:font-style-asian="italic" style:font-style-complex="italic"/>
    </style:style>
    <style:style style:name="P6" style:family="paragraph" style:parent-style-name="Standard">
      <style:text-properties officeooo:paragraph-rsid="0009bb34"/>
    </style:style>
    <style:style style:name="P7" style:family="paragraph" style:parent-style-name="Standard">
      <style:text-properties officeooo:rsid="0019a4a8" officeooo:paragraph-rsid="0019a4a8"/>
    </style:style>
    <style:style style:name="P8" style:family="paragraph" style:parent-style-name="Standard">
      <style:text-properties officeooo:rsid="0019a4a8" officeooo:paragraph-rsid="001de511"/>
    </style:style>
    <style:style style:name="P9" style:family="paragraph" style:parent-style-name="Standard">
      <style:text-properties officeooo:paragraph-rsid="0019a4a8"/>
    </style:style>
    <style:style style:name="P10" style:family="paragraph" style:parent-style-name="Standard">
      <style:text-properties officeooo:rsid="000f016c" officeooo:paragraph-rsid="000f016c"/>
    </style:style>
    <style:style style:name="P11" style:family="paragraph" style:parent-style-name="Standard">
      <style:text-properties officeooo:rsid="001e9991" officeooo:paragraph-rsid="001e9991"/>
    </style:style>
    <style:style style:name="P12" style:family="paragraph" style:parent-style-name="Standard">
      <style:text-properties officeooo:rsid="00209083" officeooo:paragraph-rsid="00209083"/>
    </style:style>
    <style:style style:name="P13" style:family="paragraph" style:parent-style-name="Standard">
      <style:text-properties officeooo:rsid="001c4074" officeooo:paragraph-rsid="001c4074"/>
    </style:style>
    <style:style style:name="P14" style:family="paragraph" style:parent-style-name="Standard">
      <style:text-properties fo:font-style="normal" fo:font-weight="bold" officeooo:rsid="0021b26a" officeooo:paragraph-rsid="0021b26a" style:font-style-asian="normal" style:font-weight-asian="bold" style:font-style-complex="normal" style:font-weight-complex="bold"/>
    </style:style>
    <style:style style:name="P15" style:family="paragraph" style:parent-style-name="Standard">
      <style:text-properties officeooo:rsid="0021b26a" officeooo:paragraph-rsid="0009bb34"/>
    </style:style>
    <style:style style:name="P16" style:family="paragraph" style:parent-style-name="Standard">
      <style:paragraph-properties fo:margin-left="0cm" fo:margin-right="0cm" fo:text-indent="0cm" style:auto-text-indent="false"/>
      <style:text-properties officeooo:rsid="0009bb34" officeooo:paragraph-rsid="0009bb34"/>
    </style:style>
    <style:style style:name="P17" style:family="paragraph" style:parent-style-name="Standard">
      <style:paragraph-properties fo:margin-left="0cm" fo:margin-right="0cm" fo:text-indent="0cm" style:auto-text-indent="false"/>
      <style:text-properties officeooo:rsid="0011e99c" officeooo:paragraph-rsid="0011e99c"/>
    </style:style>
    <style:style style:name="P18" style:family="paragraph" style:parent-style-name="Standard">
      <style:paragraph-properties fo:margin-left="1.199cm" fo:margin-right="0cm" fo:text-indent="0cm" style:auto-text-indent="false"/>
      <style:text-properties officeooo:rsid="0009bb34" officeooo:paragraph-rsid="00104498"/>
    </style:style>
    <style:style style:name="P19" style:family="paragraph" style:parent-style-name="Standard" style:master-page-name="Standard">
      <style:paragraph-properties style:page-number="1"/>
      <style:text-properties officeooo:paragraph-rsid="001de511"/>
    </style:style>
    <style:style style:name="P20" style:family="paragraph" style:parent-style-name="Standard" style:list-style-name="L1">
      <style:text-properties officeooo:paragraph-rsid="0009bb34"/>
    </style:style>
    <style:style style:name="P21" style:family="paragraph" style:parent-style-name="Standard" style:list-style-name="L1">
      <style:text-properties officeooo:paragraph-rsid="000f016c"/>
    </style:style>
    <style:style style:name="P22" style:family="paragraph" style:parent-style-name="Standard" style:list-style-name="L1">
      <style:text-properties fo:color="#0000cc" officeooo:rsid="001b8e2f" officeooo:paragraph-rsid="001b8e2f"/>
    </style:style>
    <style:style style:name="P23" style:family="paragraph" style:parent-style-name="Standard" style:list-style-name="L1">
      <style:text-properties officeooo:rsid="0009bb34"/>
    </style:style>
    <style:style style:name="P24" style:family="paragraph" style:parent-style-name="Standard" style:list-style-name="L2">
      <style:text-properties officeooo:rsid="0009bb34" officeooo:paragraph-rsid="00176fa5"/>
    </style:style>
    <style:style style:name="P25" style:family="paragraph" style:parent-style-name="Standard" style:list-style-name="L3">
      <style:text-properties officeooo:rsid="0009bb34" officeooo:paragraph-rsid="0009bb34"/>
    </style:style>
    <style:style style:name="P26" style:family="paragraph" style:parent-style-name="Standard" style:list-style-name="L1">
      <style:text-properties officeooo:rsid="000f6efc" officeooo:paragraph-rsid="000f6efc"/>
    </style:style>
    <style:style style:name="P27" style:family="paragraph" style:parent-style-name="Standard" style:list-style-name="L2">
      <style:text-properties officeooo:rsid="000b5ef7" officeooo:paragraph-rsid="00176fa5"/>
    </style:style>
    <style:style style:name="P28" style:family="paragraph" style:parent-style-name="Standard" style:list-style-name="L2">
      <style:text-properties officeooo:rsid="00176fa5" officeooo:paragraph-rsid="00176fa5"/>
    </style:style>
    <style:style style:name="P29" style:family="paragraph" style:parent-style-name="Standard" style:list-style-name="L2">
      <style:text-properties officeooo:rsid="00176fa5" officeooo:paragraph-rsid="001b8e2f"/>
    </style:style>
    <style:style style:name="P30" style:family="paragraph" style:parent-style-name="Standard" style:list-style-name="L2">
      <style:text-properties officeooo:rsid="001e9991" officeooo:paragraph-rsid="001e9991"/>
    </style:style>
    <style:style style:name="P31" style:family="paragraph" style:parent-style-name="Standard" style:list-style-name="L5">
      <style:text-properties officeooo:rsid="001e9991" officeooo:paragraph-rsid="001e9991"/>
    </style:style>
    <style:style style:name="P32" style:family="paragraph" style:parent-style-name="Standard" style:list-style-name="L5">
      <style:text-properties officeooo:rsid="001e9991" officeooo:paragraph-rsid="001f2bde"/>
    </style:style>
    <style:style style:name="P33" style:family="paragraph" style:parent-style-name="Standard" style:list-style-name="L2">
      <style:text-properties officeooo:rsid="001c4074" officeooo:paragraph-rsid="001c4074"/>
    </style:style>
    <style:style style:name="P34" style:family="paragraph" style:parent-style-name="Standard" style:list-style-name="L4">
      <style:text-properties officeooo:rsid="001c4074" officeooo:paragraph-rsid="001c4074"/>
    </style:style>
    <style:style style:name="P35" style:family="paragraph" style:parent-style-name="Standard" style:list-style-name="L3">
      <style:text-properties officeooo:rsid="0011e99c" officeooo:paragraph-rsid="0018a2c6"/>
    </style:style>
    <style:style style:name="P36" style:family="paragraph" style:parent-style-name="Standard" style:list-style-name="L3">
      <style:text-properties officeooo:rsid="00233bc7" officeooo:paragraph-rsid="00233bc7"/>
    </style:style>
    <style:style style:name="P37" style:family="paragraph" style:parent-style-name="Standard" style:list-style-name="L3">
      <style:text-properties officeooo:rsid="00151b43" officeooo:paragraph-rsid="0018a2c6"/>
    </style:style>
    <style:style style:name="P38" style:family="paragraph" style:parent-style-name="Standard" style:list-style-name="L4">
      <style:text-properties officeooo:rsid="0019a4a8" officeooo:paragraph-rsid="0019a4a8"/>
    </style:style>
    <style:style style:name="P39" style:family="paragraph" style:parent-style-name="Standard" style:list-style-name="L5">
      <style:text-properties officeooo:paragraph-rsid="001e9991"/>
    </style:style>
    <style:style style:name="P40" style:family="paragraph" style:parent-style-name="Standard" style:list-style-name="L5">
      <style:text-properties officeooo:rsid="001f2bde" officeooo:paragraph-rsid="001f2bde"/>
    </style:style>
    <style:style style:name="P41" style:family="paragraph" style:parent-style-name="Standard" style:list-style-name="L6">
      <style:text-properties officeooo:rsid="0021b26a" officeooo:paragraph-rsid="00220e1f"/>
    </style:style>
    <style:style style:name="P42" style:family="paragraph" style:parent-style-name="Standard" style:list-style-name="WWNum1">
      <style:paragraph-properties fo:margin-left="0cm" fo:margin-right="0cm" fo:text-indent="0cm" style:auto-text-indent="false"/>
      <style:text-properties officeooo:paragraph-rsid="0009bb34"/>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9a4a8" style:font-weight-asian="bold" style:font-weight-complex="bold"/>
    </style:style>
    <style:style style:name="T4" style:family="text">
      <style:text-properties fo:font-weight="bold" officeooo:rsid="001b8e2f" style:font-weight-asian="bold" style:font-weight-complex="bold"/>
    </style:style>
    <style:style style:name="T5" style:family="text">
      <style:text-properties fo:font-weight="bold" officeooo:rsid="000f016c" style:font-weight-asian="bold" style:font-weight-complex="bold"/>
    </style:style>
    <style:style style:name="T6" style:family="text">
      <style:text-properties fo:font-weight="bold" officeooo:rsid="000b5ef7" style:font-weight-asian="bold" style:font-weight-complex="bold"/>
    </style:style>
    <style:style style:name="T7" style:family="text">
      <style:text-properties fo:font-weight="bold" officeooo:rsid="001e9991" style:font-weight-asian="bold" style:font-weight-complex="bold"/>
    </style:style>
    <style:style style:name="T8" style:family="text">
      <style:text-properties fo:font-weight="bold" officeooo:rsid="0022e2f4" style:font-weight-asian="bold" style:font-weight-complex="bold"/>
    </style:style>
    <style:style style:name="T9" style:family="text">
      <style:text-properties officeooo:rsid="000b5ef7"/>
    </style:style>
    <style:style style:name="T10" style:family="text">
      <style:text-properties officeooo:rsid="000cfb23"/>
    </style:style>
    <style:style style:name="T11" style:family="text">
      <style:text-properties officeooo:rsid="000f6efc"/>
    </style:style>
    <style:style style:name="T12" style:family="text">
      <style:text-properties officeooo:rsid="00104498"/>
    </style:style>
    <style:style style:name="T13" style:family="text">
      <style:text-properties officeooo:rsid="00151b43"/>
    </style:style>
    <style:style style:name="T14" style:family="text">
      <style:text-properties officeooo:rsid="0018a2c6"/>
    </style:style>
    <style:style style:name="T15" style:family="text">
      <style:text-properties officeooo:rsid="0019a4a8"/>
    </style:style>
    <style:style style:name="T16" style:family="text">
      <style:text-properties officeooo:rsid="001b8e2f"/>
    </style:style>
    <style:style style:name="T17" style:family="text">
      <style:text-properties officeooo:rsid="000f016c"/>
    </style:style>
    <style:style style:name="T18" style:family="text">
      <style:text-properties officeooo:rsid="001c4074"/>
    </style:style>
    <style:style style:name="T19" style:family="text">
      <style:text-properties officeooo:rsid="001e9991"/>
    </style:style>
    <style:style style:name="T20" style:family="text">
      <style:text-properties fo:font-weight="normal" style:font-weight-asian="normal" style:font-weight-complex="normal"/>
    </style:style>
    <style:style style:name="T21" style:family="text">
      <style:text-properties fo:font-weight="normal" officeooo:rsid="001e9991" style:font-weight-asian="normal" style:font-weight-complex="normal"/>
    </style:style>
    <style:style style:name="T22" style:family="text">
      <style:text-properties officeooo:rsid="001f2bde"/>
    </style:style>
    <style:style style:name="T23" style:family="text">
      <style:text-properties officeooo:rsid="0021b26a"/>
    </style:style>
    <style:style style:name="T24" style:family="text">
      <style:text-properties officeooo:rsid="002224d9"/>
    </style:style>
    <style:style style:name="T25" style:family="text">
      <style:text-properties officeooo:rsid="00233bc7"/>
    </style:style>
    <style:style style:name="T26" style:family="text">
      <style:text-properties fo:color="#0000cc"/>
    </style:style>
    <style:style style:name="T27" style:family="text">
      <style:text-properties fo:color="#0000cc" officeooo:rsid="0019a4a8"/>
    </style:style>
    <style:style style:name="T28" style:family="text">
      <style:text-properties fo:color="#0000cc" officeooo:rsid="0023e6ae"/>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monytaly.uk</text:span> is a Web based application for displaying financial transactions <text:span text:style-name="T12">the details of which are held in</text:span> a<text:span text:style-name="T12">n online</text:span> database. <text:span text:style-name="T27">On first use you will be prompted to change your password.</text:span><text:span text:style-name="T15"> Passwords must have at least 8 characters and must have at least:</text:span></text:p>
      <text:p text:style-name="P8">one upper case letter</text:p>
      <text:p text:style-name="P8">one lower case letter</text:p>
      <text:p text:style-name="P8">one non-alphanumeric character <text:s text:c="2"/># <text:s/>{ <text:s/>$ <text:s text:c="2"/>etc.</text:p>
      <text:p text:style-name="P8">one number (0 – 9).</text:p>
      <text:p text:style-name="P12">A monitor resolution of at least HD (1080 x 1920) will be needed.</text:p>
      <text:p text:style-name="P9"/>
      <text:p text:style-name="P9"><text:span text:style-name="T23">4</text:span> main operations <text:span text:style-name="T15">are supported</text:span>: </text:p>
      <text:p text:style-name="Standard"/>
      <text:p text:style-name="P2"><text:span text:style-name="T24">1) </text:span>Upload document scans</text:p>
      <text:p text:style-name="P5">Topic still to be written</text:p>
      <text:p text:style-name="Standard"/>
      <text:p text:style-name="P2"><text:span text:style-name="T24">2) </text:span>Create one or more transaction lines for each document</text:p>
      <text:p text:style-name="P5">Topic still to be written</text:p>
      <text:p text:style-name="P15"/>
      <text:p text:style-name="Standard"/>
      <text:p text:style-name="P1"><text:span text:style-name="T24">3) </text:span>Display selective views of transactions with balances</text:p>
      <text:list xml:id="list3723027575270240041" text:style-name="WWNum1">
        <text:list-header>
          <text:p text:style-name="P42"/>
        </text:list-header>
      </text:list>
      <text:p text:style-name="P6">Select required date range in left hand panel <text:span text:style-name="T16">to display transactions</text:span>:</text:p>
      <text:list xml:id="list6450306068031395193" text:style-name="L1">
        <text:list-item>
          <text:p text:style-name="P20"><text:span text:style-name="T15">Choose</text:span> the <text:span text:style-name="T2">year</text:span> with up/down buttons.</text:p>
        </text:list-item>
        <text:list-item>
          <text:p text:style-name="P22">Select the <text:span text:style-name="T2">whole financial year</text:span> by clicking the year button <text:span text:style-name="T25">(i.e. 2020)</text:span>.</text:p>
        </text:list-item>
        <text:list-item>
          <text:p text:style-name="P20"><text:span text:style-name="T15">Select a </text:span><text:span text:style-name="T3">single month</text:span><text:span text:style-name="T15"> by clicking month button.</text:span></text:p>
        </text:list-item>
        <text:list-item>
          <text:p text:style-name="P23"><text:span text:style-name="T16">S</text:span>elect a <text:span text:style-name="T2">range of months</text:span> by clicking the start month and then clicking the end month while holding ‘shift’ down.</text:p>
        </text:list-item>
        <text:list-item>
          <text:p text:style-name="P26"><text:span text:style-name="T16">Then - </text:span><text:span text:style-name="T4">s</text:span><text:span text:style-name="T2">croll</text:span> through the displayed list to <text:span text:style-name="T16">any</text:span> <text:span text:style-name="T16">transaction</text:span> <text:span text:style-name="T16">in the month range</text:span>.</text:p>
        </text:list-item>
        <text:list-item>
          <text:p text:style-name="P21"><text:span text:style-name="T17">Select a transaction row. The associated </text:span><text:span text:style-name="T5">document is displayed</text:span><text:span text:style-name="T17"> and the row highlighted along with all other rows that use the same document as evidence.</text:span></text:p>
        </text:list-item>
      </text:list>
      <text:p text:style-name="P3"/>
      <text:p text:style-name="P4">Display withdrawn/paidin/balance:</text:p>
      <text:list xml:id="list4462792499207694718" text:style-name="L2">
        <text:list-item>
          <text:p text:style-name="P24"><text:span text:style-name="T10">C</text:span>lick any <text:span text:style-name="T11">field</text:span> to display the <text:span text:style-name="T6">sum of withdrawn amounts</text:span><text:span text:style-name="T9"> and the sum of </text:span><text:span text:style-name="T6">paidin amounts</text:span><text:span text:style-name="T9"> for matching fields. e.g. if ‘General’ is clicked in the ‘Accounts’ column withdrawn and paidin values for the General Account will be summed and displayed to the right of the Filtered label near the bottom of the screen.</text:span></text:p>
        </text:list-item>
        <text:list-item>
          <text:p text:style-name="P27">A <text:span text:style-name="T2">balance</text:span> showing the difference between the withdrawn and paidin sums is also shown. </text:p>
        </text:list-item>
        <text:list-item>
          <text:p text:style-name="P28">Works with every column except Date, Withdrawn, Paidin, Reconciled and Family.</text:p>
        </text:list-item>
        <text:list-item>
          <text:p text:style-name="P30">A <text:span text:style-name="T2">Reconciled</text:span> section is also shown at the bottom of the screen – this accounts only for transactions that appear on the bank statement for the given month.</text:p>
        </text:list-item>
        <text:list-item>
          <text:p text:style-name="P29">If General Account <text:span text:style-name="T19">is selected</text:span>, the sums for <text:span text:style-name="T2">Reconciled</text:span> should mirror the values in the <text:span text:style-name="T2">bank statements</text:span><text:span text:style-name="T20"> </text:span><text:span text:style-name="T21">PROVIDED</text:span><text:span text:style-name="T20"> </text:span>the range of selected months is set to <text:span text:style-name="T2">start with </text:span><text:span text:style-name="T8">Apr</text:span> <text:span text:style-name="T16">(</text:span>first month of the financial year<text:span text:style-name="T16">)</text:span> <text:span text:style-name="T19">so </text:span>the <text:span text:style-name="T2">balance forward amounts</text:span> <text:span text:style-name="T16">from the previous year </text:span>will be included as transactions. This <text:soft-page-break/>ensures that the displayed <text:span text:style-name="T16">balances</text:span> reflect the <text:span text:style-name="T2">true financial status</text:span> for the year up to the selected <text:span text:style-name="T2">end month</text:span>.</text:p>
        </text:list-item>
        <text:list-item>
          <text:p text:style-name="P33">For checking documents one at a time for integrity a <text:span text:style-name="T2">Doc Totals</text:span> section at the bottom right of the screen shows the recorded transaction sums for the <text:span text:style-name="T19">s</text:span>elected document only.</text:p>
        </text:list-item>
      </text:list>
      <text:p text:style-name="P18"/>
      <text:p text:style-name="P17">Filter the disp<text:span text:style-name="T13">l</text:span>ayed <text:span text:style-name="T13">transactions</text:span>:</text:p>
      <text:list xml:id="list2685095495160203518" text:style-name="L3">
        <text:list-item>
          <text:p text:style-name="P35"><text:span text:style-name="T14">W</text:span>hile holding the control key down click a field in the list of transactions – The display will refresh to show only <text:span text:style-name="T2">transactions matching the selected field</text:span>, e.g. if Church Cash in the Account column is clicked only those transactions containing Church Cash will be displayed and the account column will be highlighted in yellow. </text:p>
        </text:list-item>
        <text:list-item>
          <text:p text:style-name="P36">OR – <text:span text:style-name="T26">to display all bank statements hold down the control key and </text:span><text:span text:style-name="T28">find and </text:span><text:span text:style-name="T26">click ‘Bank Statement’ in the Doc Type </text:span><text:span text:style-name="T28">c</text:span><text:span text:style-name="T26">olumn.</text:span></text:p>
        </text:list-item>
        <text:list-item>
          <text:p text:style-name="P35">The filter can be removed by control clicking <text:span text:style-name="T14">the same entry again</text:span>.</text:p>
        </text:list-item>
        <text:list-item>
          <text:p text:style-name="P35"><text:span text:style-name="T14">T</text:span>he filtering action can be applied successively to as many columns as desired to narrow the range of transactions displayed, e.g. if a persons name is chosen in the Pers-Org column, along with Gift Aid Offering in the Trans Cat column, that person’s gift aid contributions for the selected month range (which could be the whole year if desired) will be displayed. If the person’s name is then clicked, their total <text:span text:style-name="T2">Gift Aid contribution for the whole year</text:span> will be displayed at the bottom.</text:p>
          <text:p text:style-name="P35"/>
        </text:list-item>
        <text:list-item>
          <text:p text:style-name="P37">The filter action works for all columns except <text:s/>Date, Reconciled and Family. Filters are carried between different month selections but are canceled if the Records page is selected again from the main menu.</text:p>
          <text:p text:style-name="P25"/>
        </text:list-item>
      </text:list>
      <text:p text:style-name="P16"/>
      <text:p text:style-name="P7">Group an item:</text:p>
      <text:list xml:id="list4740267332557942638" text:style-name="L4">
        <text:list-item>
          <text:p text:style-name="P38">Click the heading of a column to display <text:span text:style-name="T2">overall sums and balances for each item</text:span> in that column as a <text:span text:style-name="T18">list of </text:span>group<text:span text:style-name="T18">s</text:span>. e.g. clicking the Budget column heading will <text:span text:style-name="T18">show</text:span> each budget once with the Withdrawn, Paidin and Balance figures for each budget. </text:p>
        </text:list-item>
        <text:list-item>
          <text:p text:style-name="P38">If a Control click is done on a specific budget the group function is cancelled and that budget is used as a filter term so details of each transaction can be listed. </text:p>
        </text:list-item>
        <text:list-item>
          <text:p text:style-name="P38">Click the heading again switches group view <text:span text:style-name="T2">back to normal view</text:span>.</text:p>
        </text:list-item>
        <text:list-item>
          <text:p text:style-name="P34">Doesn’t work with Date column.</text:p>
        </text:list-item>
      </text:list>
      <text:p text:style-name="P10"/>
      <text:p text:style-name="P11">Reclaims:</text:p>
      <text:list xml:id="list4865282463476048775" text:style-name="L5">
        <text:list-item>
          <text:p text:style-name="P39"><text:span text:style-name="T19">Reclaim details are </text:span><text:span text:style-name="T7">normally hidden</text:span><text:span text:style-name="T19">.</text:span></text:p>
        </text:list-item>
        <text:list-item>
          <text:p text:style-name="P31">Clicking a OOO num item in the family column will <text:span text:style-name="T2">expand that reclaim</text:span> and hide everything else.</text:p>
        </text:list-item>
        <text:list-item>
          <text:p text:style-name="P32">Clicking the Include Expanded Reclaims button at the bottom will expand all reclaims included in the current months view and <text:span text:style-name="T2">integrate them with all the other transactions</text:span>. This is useful for <text:span text:style-name="T22">grouping budgets to check spend for a whole year covering all transactions.</text:span></text:p>
        </text:list-item>
        <text:list-item>
          <text:p text:style-name="P40">Change of month selection will cancel an expanded reclaim but not integrated ones.</text:p>
        </text:list-item>
      </text:list>
      <text:p text:style-name="P10"/>
      <text:p text:style-name="P13"><text:soft-page-break/></text:p>
      <text:p text:style-name="P13"/>
      <text:p text:style-name="P14"><text:span text:style-name="T24">4) </text:span>Download as a spreadsheet (csv file)</text:p>
      <text:list xml:id="list4107034894067894342" text:style-name="L6">
        <text:list-item>
          <text:p text:style-name="P41">Click the download button to download the current screen view as a spreadsheet csv file that can be opened in LibreOffice or MS Office. </text:p>
        </text:list-item>
        <text:list-item>
          <text:p text:style-name="P41">Because csv files contain no formatting the spreadsheet will need to be formatted as desired (e.g. set values to 2 decimal places, adjust column widths, bold headings and justification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1-16T17:23:35.226903259</dc:date>
    <meta:editing-duration>PT1H13M57S</meta:editing-duration>
    <meta:editing-cycles>24</meta:editing-cycles>
    <meta:document-statistic meta:table-count="0" meta:image-count="0" meta:object-count="0" meta:page-count="3" meta:paragraph-count="47" meta:word-count="888" meta:character-count="5109" meta:non-whitespace-character-count="4278"/>
  </office:meta>
</office:document-meta>
</file>